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cccccc" draw:marker-start-width="0.276cm" draw:marker-end-width="0.276cm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2_20_Dots_20_3_20_Dashes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6.984cm" svg:x="7.901cm" svg:y="4.8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6.983cm" svg:x="15.302cm" svg:y="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6.985cm" svg:x="0.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08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.275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08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.5cm" svg:y1="8.95cm" svg:x2="7.485cm" svg:y2="8.95cm">
          <text:p/>
        </draw:line>
        <draw:line draw:style-name="gr3" draw:text-style-name="P1" draw:layer="layout" svg:x1="3.819cm" svg:y1="11.795cm" svg:x2="3.819cm" svg:y2="4.81cm">
          <text:p/>
        </draw:line>
        <draw:custom-shape draw:style-name="gr2" draw:text-style-name="P1" draw:layer="layout" svg:width="0.635cm" svg:height="0.635cm" svg:x="7.985cm" svg:y="1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35cm" svg:height="0.635cm" svg:x="2.905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8.62cm" svg:y="2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47cm" svg:y1="22.356cm" svg:x2="10.762cm" svg:y2="22.356cm">
          <text:p/>
        </draw:line>
        <draw:line draw:style-name="gr3" draw:text-style-name="P1" draw:layer="layout" svg:x1="6.715cm" svg:y1="25.196cm" svg:x2="6.715cm" svg:y2="18.211cm">
          <text:p/>
        </draw:line>
        <draw:custom-shape draw:style-name="gr5" draw:text-style-name="P1" draw:layer="layout" svg:width="0.762cm" svg:height="0.762cm" svg:x="3.43cm" svg:y="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886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2.48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8.675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2.48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901cm" svg:y1="10.884cm" svg:x2="14.886cm" svg:y2="6.879cm">
          <text:p/>
        </draw:line>
        <draw:line draw:style-name="gr3" draw:text-style-name="P1" draw:layer="layout" svg:x1="12.855cm" svg:y1="11.795cm" svg:x2="8.844cm" svg:y2="4.811cm">
          <text:p/>
        </draw:line>
        <draw:custom-shape draw:style-name="gr2" draw:text-style-name="P1" draw:layer="layout" svg:width="0.635cm" svg:height="0.635cm" svg:x="13.286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9.886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976cm" svg:y1="11.795cm" svg:x2="21.007cm" svg:y2="4.812cm">
          <text:p/>
        </draw:line>
        <draw:line draw:style-name="gr3" draw:text-style-name="P1" draw:layer="layout" svg:x1="22.287cm" svg:y1="11.068cm" svg:x2="15.302cm" svg:y2="7.042cm">
          <text:p/>
        </draw:line>
        <draw:custom-shape draw:style-name="gr2" draw:text-style-name="P1" draw:layer="layout" svg:width="0.635cm" svg:height="0.635cm" svg:x="20.687cm" svg:y="6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6.076cm" svg:y="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35cm" svg:height="0.635cm" svg:x="9.886cm" svg:y="1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9.886cm" svg:y="5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4.81cm" svg:y="1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89cm" svg:y1="18.78cm" svg:x2="10.741cm" svg:y2="19.7cm">
          <text:p/>
        </draw:line>
        <draw:line draw:style-name="gr6" draw:text-style-name="P1" draw:layer="layout" svg:x1="9.684cm" svg:y1="19.576cm" svg:x2="10.741cm" svg:y2="18.691cm">
          <text:p/>
        </draw:line>
        <draw:line draw:style-name="gr6" draw:text-style-name="P1" draw:layer="layout" svg:x1="2.891cm" svg:y1="21.281cm" svg:x2="3.742cm" svg:y2="22.201cm">
          <text:p/>
        </draw:line>
        <draw:line draw:style-name="gr6" draw:text-style-name="P1" draw:layer="layout" svg:x1="2.685cm" svg:y1="22.077cm" svg:x2="3.742cm" svg:y2="21.192cm">
          <text:p/>
        </draw:line>
        <draw:frame draw:style-name="gr7" draw:layer="layout" svg:width="0.853cm" svg:height="0.962cm" svg:x="5.21cm" svg:y="19.115cm">
          <draw:text-box>
            <text:p>1</text:p>
          </draw:text-box>
        </draw:frame>
        <draw:frame draw:style-name="gr7" draw:layer="layout" svg:width="0.853cm" svg:height="0.962cm" svg:x="8.411cm" svg:y="18.515cm">
          <draw:text-box>
            <text:p>2</text:p>
          </draw:text-box>
        </draw:frame>
        <draw:frame draw:style-name="gr7" draw:layer="layout" svg:width="0.853cm" svg:height="0.962cm" svg:x="9.112cm" svg:y="22.515cm">
          <draw:text-box>
            <text:p>3</text:p>
          </draw:text-box>
        </draw:frame>
        <draw:frame draw:style-name="gr7" draw:layer="layout" svg:width="0.891cm" svg:height="0.962cm" svg:x="3.354cm" svg:y="8.473cm">
          <draw:text-box>
            <text:p>T</text:p>
          </draw:text-box>
        </draw:frame>
        <draw:custom-shape draw:style-name="gr5" draw:text-style-name="P1" draw:layer="layout" svg:width="0.762cm" svg:height="0.762cm" svg:x="10.83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18.215cm" svg:y="8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91cm" svg:height="0.962cm" svg:x="10.755cm" svg:y="8.473cm">
          <draw:text-box>
            <text:p>T</text:p>
          </draw:text-box>
        </draw:frame>
        <draw:frame draw:style-name="gr7" draw:layer="layout" svg:width="0.891cm" svg:height="0.962cm" svg:x="18.156cm" svg:y="8.473cm">
          <draw:text-box>
            <text:p>T</text:p>
          </draw:text-box>
        </draw:frame>
        <draw:custom-shape draw:style-name="gr5" draw:text-style-name="P1" draw:layer="layout" svg:width="0.762cm" svg:height="0.762cm" svg:x="6.331cm" svg:y="21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layer="layout" svg:width="0.891cm" svg:height="0.962cm" svg:x="6.256cm" svg:y="21.873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2-03-22T11:21:01</meta:creation-date>
    <dc:date>2012-03-26T15:57:50</dc:date>
    <dc:creator>David Kneis</dc:creator>
    <meta:editing-duration>PT02H32M28S</meta:editing-duration>
    <meta:editing-cycles>5</meta:editing-cycles>
    <meta:generator>OpenOffice.org/3.2$Linux OpenOffice.org_project/320m12$Build-9483</meta:generator>
    <meta:document-statistic meta:object-count="43"/>
  </office:meta>
</office:document-meta>
</file>